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5-05-28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5-04-29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5-03-28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5-02-25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5-01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4-12-27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4-12-27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4-1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4-10-29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4-09-27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4-08-27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4-07-29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4-06-25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4-05-30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4-04-29 1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4-03-28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4-02-27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4-01-29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3-12-27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3-11-27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3-11-01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3-09-28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3-08-23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3-07-26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3-06-28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3-05-22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3-04-27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3-03-31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3-02-24 2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3-01-26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2-12-20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2-11-28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2-11-07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2-10-24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2-09-23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2-08-30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2-07-28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2-06-27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2-04-25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2-03-29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2-02-23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2-01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1-12-28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1-11-23 2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1-11-03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1-10-28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1-09-23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1-08-30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1-07-26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1-06-23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1-05-27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1-04-27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1-03-29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1-02-26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1-01-28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0-12-22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0-11-23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0-08-31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0-07-27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0-06-2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0-05-26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0-04-30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0-02-24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20-01-27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9-12-23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9-11-26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9-10-28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9-09-26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9-08-30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9-07-30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9-06-28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9-05-28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9-04-29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9-03-21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9-02-26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9-01-31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8-11-29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8-10-29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8-09-27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8-08-30 1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8-07-30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8-06-29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8-05-30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8-04-27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8-03-28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8-02-28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8-01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7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7-11-27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7-10-27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7-09-21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7-08-31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7-07-24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7-06-30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7-06-01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7-04-2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7-03-30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7-02-24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7-01-27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6-08-30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6-07-26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6-06-23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6-05-26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6-04-28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6-03-29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5-11-18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5-10-30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5-09-21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5-08-24 2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5-07-28 2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5-06-29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5-05-29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5-04-22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5-03-24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5-01-2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4-12-17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4-11-25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4-10-29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4-09-25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4-08-27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4-07-30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4-06-26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4-05-29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4-04-29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4-03-25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4-01-27 2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3-12-23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3-11-25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3-10-30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3-09-27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3-08-28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3-07-31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3-06-26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3-05-30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3-04-29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3-03-25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3-01-29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2-11-27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2-10-31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2-09-26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2-08-29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2-07-27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2-06-27 1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2-05-29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2-04-24 1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2-03-27 1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2-02-28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2-01-31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1-12-20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1-11-28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1-10-26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1-09-26 1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1-08-31 1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1-07-25 1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1-06-28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1-05-24 1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1-04-27 1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1-03-28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1-02-23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0-12-21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0-11-29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0-10-26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0-09-29 1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0-08-30 1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0-07-28 1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0-06-28 1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0-05-20 1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0-04-28 1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0-03-31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0-02-23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10-01-27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9-12-21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9-11-30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9-10-28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9-09-30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9-08-31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9-07-31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9-06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9-05-27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9-04-24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9-03-31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9-02-24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9-01-27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8-12-29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8-11-25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8-10-27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8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8-08-29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8-07-31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8-06-25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8-05-28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8-04-24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8-03-28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8-02-27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8-01-30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7-12-27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7-09-20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7-08-29 1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7-07-30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7-06-27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7-05-30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7-04-27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7-03-30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7-02-28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7-01-23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6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6-11-27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6-10-27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6-09-29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6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6-07-27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6-06-27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6-05-25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6-04-20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6-03-23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6-02-22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6-01-27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5-12-28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5-11-23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5-10-21 0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5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5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4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3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3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2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2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1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0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200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9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9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9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9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9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9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8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8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8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7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7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7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6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6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6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6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6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6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6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6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6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5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5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5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5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5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5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5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5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5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5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4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4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4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4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4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4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4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3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3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93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9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9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9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9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9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8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8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8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8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8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8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8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8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8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8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8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8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8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8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8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8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7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7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7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7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7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6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6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6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6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6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6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6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5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5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5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5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5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5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5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5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5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5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5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5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5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5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5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5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5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5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4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4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4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4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4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4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4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4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4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4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4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4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4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4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4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4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4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4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4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4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4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4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4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4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4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4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3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3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3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3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3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3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3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3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3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3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3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3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3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3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3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3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3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3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3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3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3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2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2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2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2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2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2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2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2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2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2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2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2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2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2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2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2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47072495901</text:p>
          </table:table-cell>
          <table:table-cell office:value-type="string" calcext:value-type="string">
            <text:p>CT-GR <text:s text:c="2"/>329</text:p>
          </table:table-cell>
          <table:table-cell office:value-type="string" calcext:value-type="string">
            <text:p>1982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6" meta:object-count="0"/>
    <meta:user-defined meta:name="AppVersion">3.0</meta:user-defined>
  </office:meta>
</office:document-meta>
</file>